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Rich Muckle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A. Hart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9 March 1873</text:p>
      <text:p text:style-name="P6">Month<text:tab/><text:tab/><text:tab/><text:tab/><text:tab/><text:tab/>March</text:p>
      <text:p text:style-name="P6">Year<text:tab/><text:tab/><text:tab/><text:tab/><text:tab/><text:tab/>187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Office of the Public Ledger,/</text:span></text:p>
      <text:p text:style-name="P3"><text:span text:style-name="T1">S. W. COR. SIXTH AND CHESTNUT STS./</text:span></text:p>
      <text:p text:style-name="P2"><text:span text:style-name="T1">GEORGE W. CHILDS, Proprietor./</text:span></text:p>
      <text:p text:style-name="P4"><text:span text:style-name="T1">Philadelphia, Mch 29. 1873/</text:span></text:p>
      <text:p text:style-name="P2"><text:span text:style-name="T1">A. Hart Esq/</text:span></text:p>
      <text:p text:style-name="P2"><text:span text:style-name="T1"><text:tab/>City/</text:span></text:p>
      <text:p text:style-name="P2"><text:span text:style-name="T1"><text:tab/>My dear Sir/</text:span></text:p>
      <text:p text:style-name="P2"><text:span text:style-name="T1"><text:tab/><text:tab/>Mr Childs/ desires me to express/ his thanks for the/ article furnished,/ and asks you/ to accept the/ accompanying/</text:span></text:p>
      <text:p text:style-name="P2"><text:span text:style-name="T1"/></text:p>
      <text:p text:style-name="P2"><text:span text:style-name="T1">[Page 2]</text:span></text:p>
      <text:p text:style-name="P2"><text:span text:style-name="T1">copies of the Ledger/ with his compli/ments./</text:span></text:p>
      <text:p text:style-name="P2"><text:span text:style-name="T1"><text:tab/>I remain/</text:span></text:p>
      <text:p text:style-name="P2"><text:span text:style-name="T1"><text:tab/>Very Resp'y Yours/</text:span></text:p>
      <text:p text:style-name="P2"><text:span text:style-name="T1"><text:tab/>Rich Muckl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3:25:27</meta:creation-date>
    <dc:date>2009-05-18T13:28:45</dc:date>
    <dc:language>en-US</dc:language>
    <meta:editing-cycles>2</meta:editing-cycles>
    <meta:editing-duration>PT3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228" meta:character-count="1648"/>
  </office:meta>
</office:document-meta>
</file>